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aders</text:h>
      <text:h text:style-name="Heading_20_2" text:outline-level="2">2D shooter in the vain of Space Invaders</text:h>
      <text:p text:style-name="Text_20_body">Player has 3 lives per game and object is to get high score by shooting every enemy on screen before one can touch the ground. <text:s/>The Earth is being taken over by aliens and you are the last hope in defense. Player controls a tank located on bottom of screen to signify the ground or street level to move left or right only. <text:s/>The player can shoot a projectile from the tank straight up only so to aim the shot the player must position the tank in the correct position before firing. <text:s/>Above the tank floating in air are shields. <text:s/>The shields are the size of the tank in width. <text:s/>The shield will slowly disintegrate when hit by any projectile, player or enemy. <text:s/>Above the shields are the enemy, the invading alien force. <text:s/>The enemy will be laid out in 4 columns across the screen coming from the top and moving from side to side slowly in unison. <text:s/>The enemy on the bottom row will shoot down at the player. When a row of aliens reach the edge of the screen all rows will drop a level closer to the player. If an enemy reaches the ground the game is over. <text:s/>Difficulty can be controlled by speed of aliens across screen, giving <text:s/>player less time to clear, or fire rate from enemy toward player.</text:p>
      <text:p text:style-name="Text_20_body"/>
      <text:h text:style-name="Heading_20_3" text:outline-level="3">Player</text:h>
      <text:list xml:id="list6129187399431388580" text:style-name="L1">
        <text:list-item>
          <text:p text:style-name="P1">3 lives per game</text:p>
        </text:list-item>
        <text:list-item>
          <text:p text:style-name="P1">hit by projectile will end life.</text:p>
        </text:list-item>
        <text:list-item>
          <text:p text:style-name="P1">Enemy touching ground will end game.</text:p>
        </text:list-item>
        <text:list-item>
          <text:p text:style-name="P1">Receive extra life after achieving certain point level</text:p>
        </text:list-item>
        <text:list-item>
          <text:p text:style-name="P1">Behavior</text:p>
          <text:list>
            <text:list-item>
              <text:p text:style-name="P1">Player will move left/right (x axis) with input from horizontal axis control.</text:p>
            </text:list-item>
            <text:list-item>
              <text:p text:style-name="P1">Player will shoot straight up from current position with input from 'fire' input control.</text:p>
            </text:list-item>
            <text:list-item>
              <text:p text:style-name="P1">Player will 'die' if collided with enemy projectile.</text:p>
            </text:list-item>
            <text:list-item>
              <text:p text:style-name="P1">Player will reappear with 2 second immunity and the game state as it was when last killed if more lives are available else the game is over.</text:p>
            </text:list-item>
            <text:list-item>
              <text:p text:style-name="P1">If <text:s/>enemy reaches ground level the player will die and the level is ended.</text:p>
            </text:list-item>
          </text:list>
        </text:list-item>
      </text:list>
      <text:p text:style-name="Text_20_body"/>
      <text:h text:style-name="Heading_20_3" text:outline-level="3">UI</text:h>
      <text:list xml:id="list8298361461419436323" text:style-name="L3">
        <text:list-item>
          <text:p text:style-name="P3">'A', 'left arrow', finger move left (touch) for left</text:p>
        </text:list-item>
        <text:list-item>
          <text:p text:style-name="P3">'D', 'right arrow', finger move right (touch) for right</text:p>
        </text:list-item>
        <text:list-item>
          <text:p text:style-name="P3">spacebar, finger tap (touch) for fire</text:p>
        </text:list-item>
        <text:list-item>
          <text:p text:style-name="P3">Lives text field in upper left of screen with image of player for each life still has.</text:p>
        </text:list-item>
        <text:list-item>
          <text:p text:style-name="P3">Score text field in upper right of screen tracking current score.</text:p>
        </text:list-item>
      </text:list>
      <text:h text:style-name="Heading_20_3" text:outline-level="3">Enemy</text:h>
      <text:list xml:id="list4329780377625513042" text:style-name="L2">
        <text:list-item>
          <text:p text:style-name="P2">Same asset but different colors on each level</text:p>
        </text:list-item>
        <text:list-item>
          <text:p text:style-name="P2">behavior</text:p>
          <text:list>
            <text:list-item>
              <text:p text:style-name="P2">all of the enemy on screen move in unison, with a definite 'beat' to the pace.</text:p>
            </text:list-item>
            <text:list-item>
              <text:p text:style-name="P2">moves right to left (x axis)</text:p>
            </text:list-item>
            <text:list-item>
              <text:p text:style-name="P2">when an enemy collides with edge of screen (left/right) the enemy as a group shifts down one level towards the ground.</text:p>
            </text:list-item>
            <text:list-item>
              <text:p text:style-name="P2">Enemy will 'die' if projectile collides with it. <text:s/></text:p>
              <text:list>
                <text:list-item>
                  <text:p text:style-name="P2">Remove enemy</text:p>
                </text:list-item>
                <text:list-item>
                  <text:p text:style-name="P2">add points to player score</text:p>
                </text:list-item>
              </text:list>
            </text:list-item>
            <text:list-item>
              <text:p text:style-name="P2">Enemy will shoot a projectile straight down towards player. </text:p>
            </text:list-item>
            <text:list-item>
              <text:p text:style-name="P2">Only enemy that can shoot without hitting another enemy is eligible to shoot.</text:p>
            </text:list-item>
            <text:list-item>
              <text:p text:style-name="P2">Amo9unt of enemy shooting at any time changes with difficulty.</text:p>
            </text:list-item>
            <text:list-item>
              <text:p text:style-name="P2">level will end if enemy reaches ground level.</text:p>
            </text:list-item>
          </text:list>
        </text:list-item>
      </text:list>
      <text:h text:style-name="Heading_20_3" text:outline-level="3">Shield</text:h>
      <text:list xml:id="list6444951132301263203" text:style-name="L4">
        <text:list-item>
          <text:p text:style-name="P4">Protective cover for player that slowly loses effectiveness over course of level.</text:p>
        </text:list-item>
        <text:list-item>
          <text:p text:style-name="P4">Behavior</text:p>
          <text:list>
            <text:list-item>
              <text:p text:style-name="P4">Each time the shield is hit a piece will disintegrate off of it. No matter of source of projectile.</text:p>
            </text:list-item>
          </text:list>
        </text:list-item>
      </text:list>
      <text:h text:style-name="Heading_20_3" text:outline-level="3">Assets needed</text:h>
      <text:list xml:id="list691424567540714704" text:style-name="L5">
        <text:list-item>
          <text:p text:style-name="P5">Tank (player)</text:p>
        </text:list-item>
        <text:list-item>
          <text:p text:style-name="P5">Enemy</text:p>
        </text:list-item>
        <text:list-item>
          <text:p text:style-name="P5">Shield</text:p>
        </text:list-item>
        <text:list-item>
          <text:p text:style-name="P5">background im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7:13:43.07</meta:creation-date>
    <dc:date>2014-05-19T21:20:05.46</dc:date>
    <meta:editing-duration>PT3H51M10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42" meta:word-count="570" meta:character-count="3011"/>
  </office:meta>
</office:document-meta>
</file>